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vg Time (s)</text:p>
          </table:table-cell>
          <table:table-cell office:value-type="string" calcext:value-type="string">
            <text:p>MPI 2proc(s)</text:p>
          </table:table-cell>
          <table:table-cell office:value-type="string" calcext:value-type="string">
            <text:p>MPI 4proc(s)</text:p>
          </table:table-cell>
          <table:table-cell office:value-type="string" calcext:value-type="string">
            <text:p>MPI 6proc(s)</text:p>
          </table:table-cell>
          <table:table-cell office:value-type="string" calcext:value-type="string">
            <text:p>MPI 8proc(s)</text:p>
          </table:table-cell>
          <table:table-cell office:value-type="string" calcext:value-type="string">
            <text:p>GPU (s)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0214" calcext:value-type="float">
            <text:p>0.0214</text:p>
          </table:table-cell>
          <table:table-cell office:value-type="float" office:value="0.0338" calcext:value-type="float">
            <text:p>0.0338</text:p>
          </table:table-cell>
          <table:table-cell table:number-columns-repeated="101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192" calcext:value-type="float">
            <text:p>0.0192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0538" calcext:value-type="float">
            <text:p>0.0538</text:p>
          </table:table-cell>
          <table:table-cell office:value-type="float" office:value="0.0922" calcext:value-type="float">
            <text:p>0.0922</text:p>
          </table:table-cell>
          <table:table-cell office:value-type="float" office:value="0.2684" calcext:value-type="float">
            <text:p>0.2684</text:p>
          </table:table-cell>
          <table:table-cell table:number-columns-repeated="1017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755" calcext:value-type="float">
            <text:p>0.755</text:p>
          </table:table-cell>
          <table:table-cell office:value-type="float" office:value="0.413" calcext:value-type="float">
            <text:p>0.413</text:p>
          </table:table-cell>
          <table:table-cell office:value-type="float" office:value="0.4098" calcext:value-type="float">
            <text:p>0.4098</text:p>
          </table:table-cell>
          <table:table-cell office:value-type="float" office:value="0.7216" calcext:value-type="float">
            <text:p>0.7216</text:p>
          </table:table-cell>
          <table:table-cell office:value-type="float" office:value="0.9042" calcext:value-type="float">
            <text:p>0.9042</text:p>
          </table:table-cell>
          <table:table-cell office:value-type="float" office:value="1.1528" calcext:value-type="float">
            <text:p>1.1528</text:p>
          </table:table-cell>
          <table:table-cell table:number-columns-repeated="1017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.528" calcext:value-type="float">
            <text:p>3.528</text:p>
          </table:table-cell>
          <table:table-cell office:value-type="float" office:value="1.6122" calcext:value-type="float">
            <text:p>1.6122</text:p>
          </table:table-cell>
          <table:table-cell office:value-type="float" office:value="1.545" calcext:value-type="float">
            <text:p>1.545</text:p>
          </table:table-cell>
          <table:table-cell office:value-type="float" office:value="2.6374" calcext:value-type="float">
            <text:p>2.6374</text:p>
          </table:table-cell>
          <table:table-cell office:value-type="float" office:value="2.1354" calcext:value-type="float">
            <text:p>2.1354</text:p>
          </table:table-cell>
          <table:table-cell office:value-type="float" office:value="3.2204" calcext:value-type="float">
            <text:p>3.2204</text:p>
          </table:table-cell>
          <table:table-cell table:number-columns-repeated="1017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1.472" calcext:value-type="float">
            <text:p>21.472</text:p>
          </table:table-cell>
          <table:table-cell office:value-type="float" office:value="11.5292" calcext:value-type="float">
            <text:p>11.5292</text:p>
          </table:table-cell>
          <table:table-cell office:value-type="float" office:value="9.8904" calcext:value-type="float">
            <text:p>9.8904</text:p>
          </table:table-cell>
          <table:table-cell office:value-type="float" office:value="14.3634" calcext:value-type="float">
            <text:p>14.3634</text:p>
          </table:table-cell>
          <table:table-cell office:value-type="float" office:value="10.778" calcext:value-type="float">
            <text:p>10.778</text:p>
          </table:table-cell>
          <table:table-cell office:value-type="float" office:value="22.9716" calcext:value-type="float">
            <text:p>22.9716</text:p>
          </table:table-cell>
          <table:table-cell table:number-columns-repeated="1017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56.5294" calcext:value-type="float">
            <text:p>56.5294</text:p>
          </table:table-cell>
          <table:table-cell office:value-type="float" office:value="35.8526" calcext:value-type="float">
            <text:p>35.8526</text:p>
          </table:table-cell>
          <table:table-cell office:value-type="float" office:value="26.0714" calcext:value-type="float">
            <text:p>26.0714</text:p>
          </table:table-cell>
          <table:table-cell office:value-type="float" office:value="34.7628" calcext:value-type="float">
            <text:p>34.7628</text:p>
          </table:table-cell>
          <table:table-cell office:value-type="float" office:value="27.7746" calcext:value-type="float">
            <text:p>27.7746</text:p>
          </table:table-cell>
          <table:table-cell office:value-type="float" office:value="89.4154" calcext:value-type="float">
            <text:p>89.4154</text:p>
          </table:table-cell>
          <table:table-cell table:number-columns-repeated="1017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87.4572" calcext:value-type="float">
            <text:p>87.4572</text:p>
          </table:table-cell>
          <table:table-cell office:value-type="float" office:value="47.5508" calcext:value-type="float">
            <text:p>47.5508</text:p>
          </table:table-cell>
          <table:table-cell office:value-type="float" office:value="41.0116" calcext:value-type="float">
            <text:p>41.0116</text:p>
          </table:table-cell>
          <table:table-cell office:value-type="float" office:value="56.3694" calcext:value-type="float">
            <text:p>56.3694</text:p>
          </table:table-cell>
          <table:table-cell office:value-type="float" office:value="42.7908" calcext:value-type="float">
            <text:p>42.7908</text:p>
          </table:table-cell>
          <table:table-cell office:value-type="float" office:value="147.95" calcext:value-type="float">
            <text:p>147.95</text:p>
          </table:table-cell>
          <table:table-cell table:number-columns-repeated="1017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shapes>
          <draw:frame draw:z-index="0" draw:style-name="gr1" draw:text-style-name="P1" svg:width="159.99mm" svg:height="89.99mm" svg:x="155.75mm" svg:y="11.1mm">
            <draw:object draw:notify-on-update-of-ranges="Sheet2.A1:Sheet2.A1 Sheet2.A2:Sheet2.A7 Sheet2.B1:Sheet2.B1 Sheet2.B2:Sheet2.B7 Sheet2.A1:Sheet2.A1 Sheet2.A2:Sheet2.A7 Sheet2.C1:Sheet2.C1 Sheet2.C2:Sheet2.C7 Sheet2.A1:Sheet2.A1 Sheet2.A2:Sheet2.A7 Sheet2.D1:Sheet2.D1 Sheet2.D2:Sheet2.D7 Sheet2.A1:Sheet2.A1 Sheet2.A2:Sheet2.A7 Sheet2.E1:Sheet2.E1 Sheet2.E2:Sheet2.E7 Sheet2.A1:Sheet2.A1 Sheet2.A2:Sheet2.A7 Sheet2.F1:Sheet2.F1 Sheet2.F2:Sheet2.F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vg Time (s)</text:p>
          </table:table-cell>
          <table:table-cell office:value-type="string" calcext:value-type="string">
            <text:p>MPI 2proc(s)</text:p>
          </table:table-cell>
          <table:table-cell office:value-type="string" calcext:value-type="string">
            <text:p>MPI 4proc(s)</text:p>
          </table:table-cell>
          <table:table-cell office:value-type="string" calcext:value-type="string">
            <text:p>MPI 6proc(s)</text:p>
          </table:table-cell>
          <table:table-cell office:value-type="string" calcext:value-type="string">
            <text:p>MPI 8proc(s)</text:p>
          </table:table-cell>
          <table:table-cell office:value-type="string" calcext:value-type="string">
            <text:p>GPU (s)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88" calcext:value-type="float">
            <text:p>0.0188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0294" calcext:value-type="float">
            <text:p>0.0294</text:p>
          </table:table-cell>
          <table:table-cell table:number-columns-repeated="101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438" calcext:value-type="float">
            <text:p>0.0438</text:p>
          </table:table-cell>
          <table:table-cell office:value-type="float" office:value="0.0344" calcext:value-type="float">
            <text:p>0.0344</text:p>
          </table:table-cell>
          <table:table-cell office:value-type="float" office:value="0.041" calcext:value-type="float">
            <text:p>0.041</text:p>
          </table:table-cell>
          <table:table-cell office:value-type="float" office:value="0.0734" calcext:value-type="float">
            <text:p>0.0734</text:p>
          </table:table-cell>
          <table:table-cell office:value-type="float" office:value="0.1112" calcext:value-type="float">
            <text:p>0.1112</text:p>
          </table:table-cell>
          <table:table-cell table:number-columns-repeated="1018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.3762" calcext:value-type="float">
            <text:p>3.3762</text:p>
          </table:table-cell>
          <table:table-cell office:value-type="float" office:value="1.78" calcext:value-type="float">
            <text:p>1.78</text:p>
          </table:table-cell>
          <table:table-cell office:value-type="float" office:value="1.5288" calcext:value-type="float">
            <text:p>1.5288</text:p>
          </table:table-cell>
          <table:table-cell office:value-type="float" office:value="2.3068" calcext:value-type="float">
            <text:p>2.3068</text:p>
          </table:table-cell>
          <table:table-cell office:value-type="float" office:value="1.9484" calcext:value-type="float">
            <text:p>1.9484</text:p>
          </table:table-cell>
          <table:table-cell table:number-columns-repeated="1018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3.695" calcext:value-type="float">
            <text:p>13.695</text:p>
          </table:table-cell>
          <table:table-cell office:value-type="float" office:value="7.1114" calcext:value-type="float">
            <text:p>7.1114</text:p>
          </table:table-cell>
          <table:table-cell office:value-type="float" office:value="6.0578" calcext:value-type="float">
            <text:p>6.0578</text:p>
          </table:table-cell>
          <table:table-cell office:value-type="float" office:value="8.611" calcext:value-type="float">
            <text:p>8.611</text:p>
          </table:table-cell>
          <table:table-cell office:value-type="float" office:value="6.859" calcext:value-type="float">
            <text:p>6.859</text:p>
          </table:table-cell>
          <table:table-cell table:number-columns-repeated="1018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85.4306" calcext:value-type="float">
            <text:p>85.4306</text:p>
          </table:table-cell>
          <table:table-cell office:value-type="float" office:value="46.5474" calcext:value-type="float">
            <text:p>46.5474</text:p>
          </table:table-cell>
          <table:table-cell office:value-type="float" office:value="37.6494" calcext:value-type="float">
            <text:p>37.6494</text:p>
          </table:table-cell>
          <table:table-cell office:value-type="float" office:value="51.3588" calcext:value-type="float">
            <text:p>51.3588</text:p>
          </table:table-cell>
          <table:table-cell office:value-type="float" office:value="40.5194" calcext:value-type="float">
            <text:p>40.5194</text:p>
          </table:table-cell>
          <table:table-cell table:number-columns-repeated="1018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219.073" calcext:value-type="float">
            <text:p>219.073</text:p>
          </table:table-cell>
          <table:table-cell office:value-type="float" office:value="119.858" calcext:value-type="float">
            <text:p>119.858</text:p>
          </table:table-cell>
          <table:table-cell office:value-type="float" office:value="98.3942" calcext:value-type="float">
            <text:p>98.3942</text:p>
          </table:table-cell>
          <table:table-cell office:value-type="float" office:value="126.5678" calcext:value-type="float">
            <text:p>126.5678</text:p>
          </table:table-cell>
          <table:table-cell office:value-type="float" office:value="100.779" calcext:value-type="float">
            <text:p>100.779</text:p>
          </table:table-cell>
          <table:table-cell table:number-columns-repeated="1018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5T16:11:05.549936500</meta:creation-date>
    <dc:date>2018-05-05T20:50:44.465865205</dc:date>
    <meta:editing-duration>PT1H35M58S</meta:editing-duration>
    <meta:editing-cycles>27</meta:editing-cycles>
    <meta:generator>LibreOffice/5.4.6.2$Linux_X86_64 LibreOffice_project/40m0$Build-2</meta:generator>
    <meta:document-statistic meta:table-count="2" meta:cell-count="98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672cm" svg:y="3.205cm" style:legend-expansion="high" chart:style-name="ch2"/>
        <chart:plot-area chart:style-name="ch3" table:cell-range-address="Sheet2.A1:Sheet2.F7" chart:data-source-has-labels="row" svg:x="0.32cm" svg:y="0.18cm" svg:width="12.032cm" svg:height="8.64cm">
          <chartooo:coordinate-region svg:x="1.127cm" svg:y="0.379cm" svg:width="10.7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2:Sheet2.B7" chart:label-cell-address="Sheet2.B1:Sheet2.B1" chart:class="chart:scatter">
            <chart:domain table:cell-range-address="Sheet2.A2:Sheet2.A7"/>
            <chart:data-point chart:repeated="6"/>
          </chart:series>
          <chart:series chart:style-name="ch7" chart:values-cell-range-address="Sheet2.C2:Sheet2.C7" chart:label-cell-address="Sheet2.C1:Sheet2.C1" chart:class="chart:scatter">
            <chart:data-point chart:repeated="6"/>
          </chart:series>
          <chart:series chart:style-name="ch8" chart:values-cell-range-address="Sheet2.D2:Sheet2.D7" chart:label-cell-address="Sheet2.D1:Sheet2.D1" chart:class="chart:scatter">
            <chart:data-point chart:repeated="6"/>
          </chart:series>
          <chart:series chart:style-name="ch9" chart:values-cell-range-address="Sheet2.E2:Sheet2.E7" chart:label-cell-address="Sheet2.E1:Sheet2.E1" chart:class="chart:scatter">
            <chart:data-point chart:repeated="6"/>
          </chart:series>
          <chart:series chart:style-name="ch10" chart:values-cell-range-address="Sheet2.F2:Sheet2.F7" chart:label-cell-address="Sheet2.F1:Sheet2.F1" chart:class="chart:scatte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g Time (s)</text:p>
                <draw:g>
                  <svg:desc>Sheet2.B1:Sheet2.B1</svg:desc>
                </draw:g>
              </table:table-cell>
              <table:table-cell office:value-type="string">
                <text:p>MPI 2proc(s)</text:p>
                <draw:g>
                  <svg:desc>Sheet2.C1:Sheet2.C1</svg:desc>
                </draw:g>
              </table:table-cell>
              <table:table-cell office:value-type="string">
                <text:p>MPI 4proc(s)</text:p>
                <draw:g>
                  <svg:desc>Sheet2.D1:Sheet2.D1</svg:desc>
                </draw:g>
              </table:table-cell>
              <table:table-cell office:value-type="string">
                <text:p>MPI 6proc(s)</text:p>
                <draw:g>
                  <svg:desc>Sheet2.E1:Sheet2.E1</svg:desc>
                </draw:g>
              </table:table-cell>
              <table:table-cell office:value-type="string">
                <text:p>MPI 8proc(s)</text:p>
                <draw:g>
                  <svg:desc>Sheet2.F1:Sheet2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2.A2:Sheet2.A7</svg:desc>
                </draw:g>
              </table:table-cell>
              <table:table-cell office:value-type="float" office:value="0.0044">
                <text:p>0.0044</text:p>
                <draw:g>
                  <svg:desc>Sheet2.B2:Sheet2.B7</svg:desc>
                </draw:g>
              </table:table-cell>
              <table:table-cell office:value-type="float" office:value="0.012">
                <text:p>0.012</text:p>
                <draw:g>
                  <svg:desc>Sheet2.C2:Sheet2.C7</svg:desc>
                </draw:g>
              </table:table-cell>
              <table:table-cell office:value-type="float" office:value="0.0188">
                <text:p>0.0188</text:p>
                <draw:g>
                  <svg:desc>Sheet2.D2:Sheet2.D7</svg:desc>
                </draw:g>
              </table:table-cell>
              <table:table-cell office:value-type="float" office:value="0.0216">
                <text:p>0.0216</text:p>
                <draw:g>
                  <svg:desc>Sheet2.E2:Sheet2.E7</svg:desc>
                </draw:g>
              </table:table-cell>
              <table:table-cell office:value-type="float" office:value="0.0294">
                <text:p>0.0294</text:p>
                <draw:g>
                  <svg:desc>Sheet2.F2:Sheet2.F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0438">
                <text:p>0.0438</text:p>
              </table:table-cell>
              <table:table-cell office:value-type="float" office:value="0.0344">
                <text:p>0.0344</text:p>
              </table:table-cell>
              <table:table-cell office:value-type="float" office:value="0.041">
                <text:p>0.041</text:p>
              </table:table-cell>
              <table:table-cell office:value-type="float" office:value="0.0734">
                <text:p>0.0734</text:p>
              </table:table-cell>
              <table:table-cell office:value-type="float" office:value="0.1112">
                <text:p>0.11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3.3762">
                <text:p>3.3762</text:p>
              </table:table-cell>
              <table:table-cell office:value-type="float" office:value="1.78">
                <text:p>1.78</text:p>
              </table:table-cell>
              <table:table-cell office:value-type="float" office:value="1.5288">
                <text:p>1.5288</text:p>
              </table:table-cell>
              <table:table-cell office:value-type="float" office:value="2.3068">
                <text:p>2.3068</text:p>
              </table:table-cell>
              <table:table-cell office:value-type="float" office:value="1.9484">
                <text:p>1.94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0">
                <text:p>20000</text:p>
              </table:table-cell>
              <table:table-cell office:value-type="float" office:value="13.695">
                <text:p>13.695</text:p>
              </table:table-cell>
              <table:table-cell office:value-type="float" office:value="7.1114">
                <text:p>7.1114</text:p>
              </table:table-cell>
              <table:table-cell office:value-type="float" office:value="6.0578">
                <text:p>6.0578</text:p>
              </table:table-cell>
              <table:table-cell office:value-type="float" office:value="8.611">
                <text:p>8.611</text:p>
              </table:table-cell>
              <table:table-cell office:value-type="float" office:value="6.859">
                <text:p>6.8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">
                <text:p>50000</text:p>
              </table:table-cell>
              <table:table-cell office:value-type="float" office:value="85.4306">
                <text:p>85.4306</text:p>
              </table:table-cell>
              <table:table-cell office:value-type="float" office:value="46.5474">
                <text:p>46.5474</text:p>
              </table:table-cell>
              <table:table-cell office:value-type="float" office:value="37.6494">
                <text:p>37.6494</text:p>
              </table:table-cell>
              <table:table-cell office:value-type="float" office:value="51.3588">
                <text:p>51.3588</text:p>
              </table:table-cell>
              <table:table-cell office:value-type="float" office:value="40.5194">
                <text:p>40.51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000">
                <text:p>80000</text:p>
              </table:table-cell>
              <table:table-cell office:value-type="float" office:value="219.073">
                <text:p>219.073</text:p>
              </table:table-cell>
              <table:table-cell office:value-type="float" office:value="119.858">
                <text:p>119.858</text:p>
              </table:table-cell>
              <table:table-cell office:value-type="float" office:value="98.3942">
                <text:p>98.3942</text:p>
              </table:table-cell>
              <table:table-cell office:value-type="float" office:value="126.5678">
                <text:p>126.5678</text:p>
              </table:table-cell>
              <table:table-cell office:value-type="float" office:value="100.779">
                <text:p>100.7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